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.º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Cant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 30 pines USB-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articulo.mercadolibre.com.ar/MLA-1451897676-nodemcu-esp32-30-pines-usb-c-wifi-bluetooth-42-iot-ch340-_JM#polycard_client=search-nordic&amp;position=28&amp;search_layout=grid&amp;type=item&amp;tracking_id=0d180c78-e778-4754-aa6e-a90ed0743175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en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rtafusible para chasis</text:p>
            <text:p>20x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articulo.mercadolibre.com.ar/MLA-921460033-portafusible-de-20-mm-chasis-_JM#polycard_client=search-nordic&amp;position=25&amp;search_layout=stack&amp;type=item&amp;tracking_id=5f20a685-c198-4065-99e9-64e15ce5f648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lsador NA para cha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articulo.mercadolibre.com.ar/MLA-860852886-boton-pulsador-plastico-deportivo-varios-colores-_JM?variation=57549728289#reco_item_pos=0&amp;reco_backend=neighbour_items&amp;reco_backend_type=function&amp;reco_client=vip-neighbour-items&amp;reco_id=edfe1d01-3bdd-470d-ae53-b53b351427fe</text:p>
          </table:table-cell>
          <table:table-cell/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ibles 1A 20x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s://articulo.mercadolibre.com.ar/MLA-899329024-x10-fusible-vidrio-rapido-5x-20-mm-250v-2a-3a-5a-varios-htec-_JM#is_advertising=true&amp;position=1&amp;search_layout=grid&amp;type=pad&amp;tracking_id=eb1edb2f-37ea-4f65-8a51-eb09b525cffc&amp;is_advertising=true&amp;ad_domain=VQCATCORE_LST&amp;ad_position=1&amp;ad_click_id=MzFhODAyMDctODZjMy00MmZmLTllYjYtYmVmZTJhMzkzNjk3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ector con Filt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articulo.mercadolibre.com.ar/MLA-1388072105-filtro-de-linea-emi-filter-10a-250v-tornillos-_JM#polycard_client=search-nordic&amp;position=14&amp;search_layout=stack&amp;type=item&amp;tracking_id=33f2f36f-2260-48d5-abef-9697318c9dc0</text:p>
          </table:table-cell>
          <table:table-cell/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ble inter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ble audio estereo</text:p>
            <text:p>para auriculares</text:p>
          </table:table-cell>
          <table:table-cell/>
          <table:table-cell office:value-type="string" calcext:value-type="string">
            <text:p>2 m</text:p>
          </table:table-cell>
          <table:table-cell office:value-type="string" calcext:value-type="string">
            <text:p>https://articulo.mercadolibre.com.ar/MLA-1115589774-metro-de-cable-mallado-4-mm-stereo-para-audio-auriculares-_JM#polycard_client=search-nordic&amp;position=15&amp;search_layout=stack&amp;type=item&amp;tracking_id=2730ce10-2861-4214-9a09-f0385764f2aa</text:p>
          </table:table-cell>
          <table:table-cell/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sor temperatura</text:p>
          </table:table-cell>
          <table:table-cell office:value-type="string" calcext:value-type="string">
            <text:p>DHT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6"/>
          <table:table-cell table:formula="of:=SUM([.G2:.G11])" office:value-type="float" office:value="60200" calcext:value-type="float">
            <text:p>60200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13:34:12.524095279</dc:date>
    <meta:editing-duration>PT1H46M43S</meta:editing-duration>
    <meta:editing-cycles>7</meta:editing-cycles>
    <meta:generator>LibreOffice/7.3.7.2$Linux_X86_64 LibreOffice_project/30$Build-2</meta:generator>
    <meta:document-statistic meta:table-count="1" meta:cell-count="47" meta:object-count="0"/>
  </office:meta>
</office:document-meta>
</file>